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</table:table-row>
        <table:table-row table:style-name="ro2">
          <table:table-cell office:value-type="string" calcext:value-type="string">
            <text:p>Firulais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<text:a xlink:href="https://pixabay.com/de/photos/perrito-cachorro-mascota-domestico-6035307/" xlink:type="simple">https://pixabay.com/de/photos/perrito-cachorro-mascota-domestico-6035307/</text:a></text:p>
          </table:table-cell>
          <table:table-cell office:value-type="string" calcext:value-type="string">
            <text:p>Pichincha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Gaspar de Villaroel y Av. 6 de Diciembre</text:p>
          </table:table-cell>
          <table:table-cell table:style-name="ce1" office:value-type="float" office:value="-0.170845569252169" calcext:value-type="float">
            <text:p>-0.170845569252169</text:p>
          </table:table-cell>
          <table:table-cell table:style-name="ce2" office:value-type="float" office:value="-78.4765156201756" calcext:value-type="float">
            <text:p>-78.4765156201756</text:p>
          </table:table-cell>
        </table:table-row>
        <table:table-row table:style-name="ro2">
          <table:table-cell office:value-type="string" calcext:value-type="string">
            <text:p>El pirata cojo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<text:a xlink:href="https://amor-de-mascotas-2.fandom.com/es/wiki/Gato_el_pirata" xlink:type="simple">https://amor-de-mascotas-2.fandom.com/es/wiki/Gato_el_pirata</text:a></text:p>
          </table:table-cell>
          <table:table-cell office:value-type="string" calcext:value-type="string">
            <text:p>Cotopaxi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General Proaño y Quijano y Ordoñez</text:p>
          </table:table-cell>
          <table:table-cell office:value-type="float" office:value="-0.927432543222481" calcext:value-type="float">
            <text:p>-0.927432543222481</text:p>
          </table:table-cell>
          <table:table-cell office:value-type="float" office:value="-78.6149572713677" calcext:value-type="float">
            <text:p>-78.6149572713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4:48:48.406246461</meta:creation-date>
    <dc:date>2023-07-09T14:50:22.191841173</dc:date>
    <meta:editing-duration>PT1M34S</meta:editing-duration>
    <meta:editing-cycles>1</meta:editing-cycles>
    <meta:generator>LibreOffice/7.4.2.3$MacOSX_X86_64 LibreOffice_project/382eef1f22670f7f4118c8c2dd222ec7ad009daf</meta:generator>
    <meta:document-statistic meta:table-count="1" meta:cell-count="24" meta:object-count="0"/>
  </office:meta>
</office:document-meta>
</file>